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93b5a" officeooo:paragraph-rsid="00193b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ApplicationController &lt; ActionController::Base</text:p>
      <text:p text:style-name="P1"><text:s text:c="2"/>before_action :set_locale</text:p>
      <text:p text:style-name="P1"/>
      <text:p text:style-name="P1"><text:s text:c="2"/>private</text:p>
      <text:p text:style-name="P1"/>
      <text:p text:style-name="P1"><text:s text:c="2"/>def set_locale</text:p>
      <text:p text:style-name="P1"><text:s text:c="4"/>locale = params[:locale].to_s.strip.to_sym</text:p>
      <text:p text:style-name="P1"><text:s text:c="4"/>I18n.locale = if I18n.available_locales.include? locale</text:p>
      <text:p text:style-name="P1"><text:s text:c="20"/>locale</text:p>
      <text:p text:style-name="P1"><text:s text:c="18"/>else</text:p>
      <text:p text:style-name="P1"><text:s text:c="20"/>I18n.default_locale</text:p>
      <text:p text:style-name="P1"><text:s text:c="18"/>end</text:p>
      <text:p text:style-name="P1"><text:s text:c="2"/>end</text:p>
      <text:p text:style-name="P1"/>
      <text:p text:style-name="P1"><text:s text:c="2"/>def default_url_options</text:p>
      <text:p text:style-name="P1"><text:s text:c="4"/>{locale: I18n.locale}</text:p>
      <text:p text:style-name="P1"><text:s text:c="2"/>end</text:p>
      <text:p text:style-name="P1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1:29:31.472105533</dc:date>
    <meta:editing-duration>PT37S</meta:editing-duration>
    <meta:editing-cycles>1</meta:editing-cycles>
    <meta:document-statistic meta:table-count="0" meta:image-count="0" meta:object-count="0" meta:page-count="1" meta:paragraph-count="15" meta:word-count="28" meta:character-count="380" meta:non-whitespace-character-count="267"/>
    <meta:generator>LibreOffice/5.1.6.2$Linux_X86_64 LibreOffice_project/10m0$Build-2</meta:generator>
  </office:meta>
</office:document-meta>
</file>